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cbxccczCzcCCc</text:p>
      <text:p text:style-name="Standard"/>
      <text:p text:style-name="Standard">gfgfgcfg</text:p>
      <text:p text:style-name="Standard">sfsfxdfdf</text:p>
      <text:p text:style-name="Standard"/>
      <text:p text:style-name="Standard"/>
      <text:p text:style-name="Standard"/>
      <text:p text:style-name="Standard">dxgxgxxgxg</text:p>
      <text:p text:style-name="Standard"/>
      <text:p text:style-name="Standard"/>
      <text:p text:style-name="Standard"/>
      <text:p text:style-name="Standard">sxdxgfgfgfg</text:p>
      <text:p text:style-name="Standard"/>
      <text:p text:style-name="Standard">dxgdggwwuuuu</text:p>
      <text:p text:style-name="Standard">aaaaaaa</text:p>
      <text:p text:style-name="Standard"/>
      <text:p text:style-name="Standard">rrrrrrrrrr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8S</meta:editing-duration>
    <meta:editing-cycles>7</meta:editing-cycles>
    <meta:generator>OpenOffice/4.1.2$Win32 OpenOffice.org_project/412m3$Build-9782</meta:generator>
    <dc:date>2021-06-08T21:13:57.19</dc:date>
    <meta:document-statistic meta:table-count="0" meta:image-count="0" meta:object-count="0" meta:page-count="1" meta:paragraph-count="8" meta:word-count="8" meta:character-count="83"/>
    <meta:user-defined meta:name="Info 1"/>
    <meta:user-defined meta:name="Info 2"/>
    <meta:user-defined meta:name="Info 3"/>
    <meta:user-defined meta:name="Info 4"/>
  </office:meta>
</office:document-meta>
</file>